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9b1f" officeooo:paragraph-rsid="000a9b1f"/>
    </style:style>
    <style:style style:name="P2" style:family="paragraph" style:parent-style-name="Standard">
      <style:text-properties style:font-name="Times New Roman" fo:font-size="10pt" officeooo:rsid="000a9b1f" officeooo:paragraph-rsid="000a9b1f" style:font-size-asian="10pt" style:font-size-complex="10pt"/>
    </style:style>
    <style:style style:name="P3" style:family="paragraph" style:parent-style-name="Standard">
      <style:paragraph-properties fo:text-align="start" style:justify-single-word="false"/>
      <style:text-properties style:font-name="Times New Roman" fo:font-size="14pt" officeooo:rsid="000a9b1f" officeooo:paragraph-rsid="000a9b1f" style:font-size-asian="14pt" style:font-size-complex="14pt"/>
    </style:style>
    <style:style style:name="P4" style:family="paragraph" style:parent-style-name="Standard">
      <style:text-properties style:font-name="Times New Roman" officeooo:rsid="000a9b1f" officeooo:paragraph-rsid="000a9b1f"/>
    </style:style>
    <style:style style:name="P5" style:family="paragraph" style:parent-style-name="Standard">
      <style:paragraph-properties fo:text-align="center" style:justify-single-word="false"/>
      <style:text-properties style:font-name="Times New Roman" fo:font-size="20pt" officeooo:rsid="000a9b1f" officeooo:paragraph-rsid="000a9b1f" style:font-size-asian="20pt" style:font-size-complex="20pt"/>
    </style:style>
    <style:style style:name="P6" style:family="paragraph" style:parent-style-name="Standard">
      <style:text-properties style:font-name="Times New Roman" fo:font-size="10pt" officeooo:rsid="000b5f30" officeooo:paragraph-rsid="000a9b1f" style:font-size-asian="10pt" style:font-size-complex="10pt"/>
    </style:style>
    <style:style style:name="P7" style:family="paragraph" style:parent-style-name="Standard">
      <style:text-properties style:font-name="Times New Roman" fo:font-size="10pt" officeooo:rsid="000a9b1f" officeooo:paragraph-rsid="000a9b1f" style:font-size-asian="10pt" style:font-size-complex="10pt"/>
    </style:style>
    <style:style style:name="T1" style:family="text">
      <style:text-properties officeooo:rsid="000b5f30"/>
    </style:style>
    <style:style style:name="T2" style:family="text">
      <style:text-properties officeooo:rsid="000b5f56"/>
    </style:style>
    <style:style style:name="T3" style:family="text">
      <style:text-properties officeooo:rsid="000bd90f"/>
    </style:style>
    <style:style style:name="T4" style:family="text">
      <style:text-properties officeooo:rsid="000d0684"/>
    </style:style>
    <style:style style:name="T5" style:family="text">
      <style:text-properties officeooo:rsid="000ef6ba"/>
    </style:style>
    <style:style style:name="T6" style:family="text">
      <style:text-properties officeooo:rsid="0010d6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ry Anderson </text:p>
      <text:p text:style-name="P3">V00843894</text:p>
      <text:p text:style-name="P3">CSC 360</text:p>
      <text:p text:style-name="P3">Spring 2018</text:p>
      <text:p text:style-name="P3">Assignment 2 Part 1</text:p>
      <text:p text:style-name="P4"/>
      <text:p text:style-name="P4"/>
      <text:p text:style-name="P4"><text:tab/><text:tab/><text:tab/><text:tab/><text:tab/></text:p>
      <text:p text:style-name="P4"><text:tab/><text:tab/><text:tab/><text:tab/><text:tab/><text:tab/></text:p>
      <text:p text:style-name="P4"/>
      <text:p text:style-name="P4"/>
      <text:p text:style-name="P4"/>
      <text:p text:style-name="P4"/>
      <text:p text:style-name="P4"/>
      <text:p text:style-name="P4"/>
      <text:p text:style-name="P4"/>
      <text:p text:style-name="P4"/>
      <text:p text:style-name="P4"/>
      <text:p text:style-name="P4"/>
      <text:p text:style-name="P5">Design Specifications</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1. <text:s/>Beyond the main process, there will be two threads performing work: <text:s/>"timeLookup" and "crossingFunction".</text:p>
      <text:p text:style-name="P2"/>
      <text:p text:style-name="P2"><text:tab/>CrossingFunction:</text:p>
      <text:p text:style-name="P2"><text:tab/><text:tab/><text:span text:style-name="T5">Train train = queue.dequeue()</text:span></text:p>
      <text:p text:style-name="P2"><text:tab/><text:tab/>if trainsReady == 0</text:p>
      <text:p text:style-name="P2"><text:tab/><text:tab/><text:tab/>pthread_cond_wait(&amp;crossingFunctionMutex)</text:p>
      <text:p text:style-name="P2"><text:tab/><text:tab/>if pthread_mutex_trylock == 0</text:p>
      <text:p text:style-name="P2"><text:tab/><text:tab/><text:tab/>pthread_mutex_lock(&amp;crossingFunctionMutex)</text:p>
      <text:p text:style-name="P2"><text:tab/><text:tab/>print("Train X has left station Y1")</text:p>
      <text:p text:style-name="P2"><text:tab/><text:tab/>currCrossingTime = 0</text:p>
      <text:p text:style-name="P2"><text:tab/><text:tab/>while(currCrossingTime &lt; Train.crossTime)</text:p>
      <text:p text:style-name="P2"><text:tab/><text:tab/><text:tab/>currCrossingTime <text:span text:style-name="T1">+= 0.1</text:span></text:p>
      <text:p text:style-name="P2"><text:tab/><text:tab/><text:tab/>currTime <text:span text:style-name="T1">+= 0.1</text:span></text:p>
      <text:p text:style-name="P2"><text:tab/><text:tab/><text:tab/>usleep()</text:p>
      <text:p text:style-name="P2"><text:tab/><text:tab/><text:tab/>if westStation.size() + eastStation.size() &gt; 0</text:p>
      <text:p text:style-name="P2"><text:tab/><text:tab/><text:tab/><text:tab/>new thread for timeLookup</text:p>
      <text:p text:style-name="P2"><text:tab/><text:tab/><text:tab/><text:tab/>timeLookup.join()</text:p>
      <text:p text:style-name="P2"><text:tab/><text:tab/>print("Train X has arrived at station Y2")</text:p>
      <text:p text:style-name="P2"><text:tab/><text:tab/>trainsReady--</text:p>
      <text:p text:style-name="P2"><text:tab/><text:tab/>pthread_mutex_unlock(&amp;crossingFunctionMutex)</text:p>
      <text:p text:style-name="P2"/>
      <text:p text:style-name="P2"><text:tab/>timeLookup:</text:p>
      <text:p text:style-name="P2"><text:tab/><text:tab/>pthread_mutex_lock(&amp;timeLookupMutex)</text:p>
      <text:p text:style-name="P2"><text:tab/><text:tab/>for each train:</text:p>
      <text:p text:style-name="P2"><text:tab/><text:tab/><text:tab/>if currTime == Train.loadingTime:</text:p>
      <text:p text:style-name="P2"><text:tab/><text:tab/><text:tab/><text:tab/>print("Train X is ready to depart from Y-bound station!")</text:p>
      <text:p text:style-name="P2"><text:tab/><text:tab/><text:tab/><text:tab/>Train.isLoaded = true</text:p>
      <text:p text:style-name="P2"><text:tab/><text:tab/><text:tab/><text:tab/>trainsReady++</text:p>
      <text:p text:style-name="P2"><text:tab/><text:tab/><text:tab/><text:tab/>StationList.remove(Train)</text:p>
      <text:p text:style-name="P2"><text:tab/><text:tab/><text:tab/><text:tab/>if trainsReady == 1</text:p>
      <text:p text:style-name="P2"><text:tab/><text:tab/><text:tab/><text:tab/><text:tab/>pthread_cond_signal(&amp;crossingFunctionMutex)</text:p>
      <text:p text:style-name="P2"><text:tab/><text:tab/>while trainsReady == 0:</text:p>
      <text:p text:style-name="P2"><text:tab/><text:tab/><text:tab/>currTime++</text:p>
      <text:p text:style-name="P2"><text:tab/><text:tab/><text:tab/>usleep()</text:p>
      <text:p text:style-name="P2"><text:tab/><text:tab/><text:tab/>for each train:</text:p>
      <text:p text:style-name="P2"><text:tab/><text:tab/><text:tab/><text:tab/>if currTime == Train.loadingTime:</text:p>
      <text:p text:style-name="P2"><text:tab/><text:tab/><text:tab/><text:tab/><text:tab/><text:tab/>print("Train X is ready to depart from Y-bound station!")</text:p>
      <text:p text:style-name="P2"><text:tab/><text:tab/><text:tab/><text:tab/><text:tab/><text:tab/>Train.isLoaded = true</text:p>
      <text:p text:style-name="P2"><text:tab/><text:tab/><text:tab/><text:tab/><text:tab/><text:tab/>trainsReady++</text:p>
      <text:p text:style-name="P2"><text:tab/><text:tab/><text:tab/><text:tab/><text:tab/><text:tab/>StationList.remove(Train)</text:p>
      <text:p text:style-name="P2"><text:tab/><text:tab/><text:tab/><text:tab/><text:tab/><text:tab/>if trainsReady == 1</text:p>
      <text:p text:style-name="P2"><text:tab/><text:tab/><text:tab/><text:tab/><text:tab/><text:tab/><text:tab/>pthread_cond_signal(&amp;crossingFunctionMutex)</text:p>
      <text:p text:style-name="P2"><text:tab/><text:tab/>pthread_mutex_unlock(&amp;timeLookupMutex)</text:p>
      <text:p text:style-name="P2"/>
      <text:p text:style-name="P2">2.</text:p>
      <text:p text:style-name="P2">- The main process will wait for crossingFunction to return bef<text:span text:style-name="T2">or</text:span>e beginning to queue up another train. I suppose the main process is the controller.</text:p>
      <text:p text:style-name="P2">- The main process will call and wait for timeLookup to complete only when there are no trains currently loaded</text:p>
      <text:p text:style-name="P2">- The <text:span text:style-name="T2">crossingFunction will wait for timeLookup to finish before continuing simulating the train, but timeLookup can operate independantly.</text:span></text:p>
      <text:p text:style-name="P2"/>
      <text:p text:style-name="P2">3. <text:span text:style-name="T2">Two</text:span>. The design of the program will allow crossingFunction to only be called one at a time. Despite this, a mutex will be used to ensure only one train is crossing at a time. <text:span text:style-name="T2">TimeLookup uses a mutex to ensure lookups are done chronologically.</text:span></text:p>
      <text:p text:style-name="P2"/>
      <text:p text:style-name="P2"/>
      <text:p text:style-name="P2"><text:soft-page-break/></text:p>
      <text:p text:style-name="P2">4. </text:p>
      <text:p text:style-name="P2">- As mentioned previously, the main thread waits for crossingFunction to complete before queueing (or waiting <text:span text:style-name="T2">for</text:span>) the next train.</text:p>
      <text:p text:style-name="P2">- If the main process is forced to wait for a train to be loaded, it will continue incrementing the time and <text:span text:style-name="T2">call timeLookup</text:span></text:p>
      <text:p text:style-name="P2"/>
      <text:p text:style-name="P2">5. </text:p>
      <text:p text:style-name="P2">- I plan on using a linked list with nodes consisting of "Train" objects to represent each station (West vs East). As the input is parsed, the main process will create Trains for each line of input and store them in the appropriate linked list.</text:p>
      <text:p text:style-name="P2">- To simplify the crossingFunction thread, an absolute train order will be organized using a single <text:span text:style-name="T5">Queue</text:span> consisting of train objects. </text:p>
      <text:p text:style-name="P2">- crossingFunction will access from the <text:span text:style-name="T5">Queue</text:span>, while timeLookup will read train loading times from each station linked list.</text:p>
      <text:p text:style-name="P2">- <text:span text:style-name="T3">Below is an idealized version of the train object:</text:span></text:p>
      <text:p text:style-name="P2"><text:tab/>Train:</text:p>
      <text:p text:style-name="P2"><text:tab/><text:tab/>int t<text:span text:style-name="T1">rain</text:span>id;</text:p>
      <text:p text:style-name="P2"><text:tab/><text:tab/>String dir;</text:p>
      <text:p text:style-name="P2"><text:tab/><text:tab/>bool isLoaded</text:p>
      <text:p text:style-name="P2"><text:tab/><text:tab/>int priority;</text:p>
      <text:p text:style-name="P2"><text:tab/><text:tab/><text:span text:style-name="T1">double</text:span> loadingTime;</text:p>
      <text:p text:style-name="P2"><text:tab/><text:tab/><text:span text:style-name="T1">double</text:span> crossTime;</text:p>
      <text:p text:style-name="P2"/>
      <text:p text:style-name="P2">6. </text:p>
      <text:p text:style-name="P2">- The linked lists and <text:span text:style-name="T5">queue</text:span> are constructed before any new threads are created.</text:p>
      <text:p text:style-name="P2">- <text:span text:style-name="T3">After construction, </text:span>timeLookup <text:span text:style-name="T3">uses a mutex, and is the only function to read and write to the linked list</text:span></text:p>
      <text:p text:style-name="P2">- <text:span text:style-name="T3">After construction, crossingFunction uses a mutex, and is the only function to read/modify the queue.</text:span> </text:p>
      <text:p text:style-name="P2"/>
      <text:p text:style-name="P2">7.</text:p>
      <text:p text:style-name="P6">Only one condition variable will be used in this implementation</text:p>
      <text:p text:style-name="P2">(a) </text:p>
      <text:p text:style-name="P2"><text:tab/>- The condition: No trains are ready (No trains in <text:span text:style-name="T5">queue</text:span>)</text:p>
      <text:p text:style-name="P2"><text:tab/>- Signals when: Train is added to <text:span text:style-name="T5">queue</text:span> (<text:span text:style-name="T5">Queue</text:span>.size == 1 after insert)</text:p>
      <text:p text:style-name="P2">(b) crossingFunctionMutex. A train cannot cross if there is no train that needs to cross. As such, crossingFunction will wait for a signal from timeLookup before <text:span text:style-name="T3">continuing.</text:span></text:p>
      <text:p text:style-name="P2">(c) <text:s/><text:span text:style-name="T1">A</text:span>llow the available train to immediately cross</text:p>
      <text:p text:style-name="P2"/>
      <text:p text:style-name="P2">8.</text:p>
      <text:p text:style-name="P2">- Parse input file</text:p>
      <text:p text:style-name="P2">- Split <text:span text:style-name="T5">stations</text:span> into their respective <text:span text:style-name="T5">priority</text:span>(west vs east)</text:p>
      <text:p text:style-name="P2">- Sort:</text:p>
      <text:p text:style-name="P2"><text:tab/>- Sort each station by priority</text:p>
      <text:p text:style-name="P2"><text:tab/>- Sort each <text:span text:style-name="T4">priority</text:span> by loading time</text:p>
      <text:p text:style-name="P2"><text:tab/>- Check for <text:span text:style-name="T6">more than one loaded train in high priorities.</text:span> If <text:s/><text:span text:style-name="T6">&gt;1 loaded &amp;&amp; same direction go by loading time, then trainID. If &gt;1 loaded &amp;&amp; <text:s/>different directions,</text:span> <text:span text:style-name="T6">t</text:span>he one that does not match <text:span text:style-name="T6">the </text:span>current direction goes first <text:span text:style-name="T6">(East being default). If no high priority trains loaded, do the same for low priority.</text:span></text:p>
      <text:p text:style-name="P2"><text:tab/>- <text:span text:style-name="T6">Assemble</text:span> train order into <text:span text:style-name="T5">queue</text:span></text:p>
      <text:p text:style-name="P2">- while <text:span text:style-name="T5">Queue</text:span>.size() &gt; 0:</text:p>
      <text:p text:style-name="P2"><text:tab/>if westStation.size() + eastStation.size &gt; 0</text:p>
      <text:p text:style-name="P2"><text:tab/><text:tab/>- new Thread for timeLookup</text:p>
      <text:p text:style-name="P2"><text:tab/>- new Thread for crossingFunction<text:span text:style-name="T5">()</text:span></text:p>
      <text:p text:style-name="P2"><text:tab/>- crossingFunction.join()</text:p>
      <text:p text:style-name="P2"/>
      <text:p text:style-name="P2">(details for crossingFunction and timeLookup noted in earlie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03:03:27.225551823</meta:creation-date>
    <dc:date>2018-02-21T10:28:36.223789862</dc:date>
    <meta:editing-duration>PT13M14S</meta:editing-duration>
    <meta:editing-cycles>3</meta:editing-cycles>
    <meta:generator>LibreOffice/5.1.6.2$Linux_X86_64 LibreOffice_project/10m0$Build-2</meta:generator>
    <meta:document-statistic meta:table-count="0" meta:image-count="0" meta:object-count="0" meta:page-count="3" meta:paragraph-count="94" meta:word-count="651" meta:character-count="4436" meta:non-whitespace-character-count="3698"/>
  </office:meta>
</office:document-meta>
</file>